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297cm"/>
      <style:paragraph-properties style:writing-mode="lr-tb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ff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52cm" svg:height="5.116cm" svg:x="1.353cm" svg:y="1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52cm" svg:height="5.116cm" svg:x="3.553cm" svg:y="1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52cm" svg:height="5.116cm" svg:x="5.753cm" svg:y="1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52cm" svg:height="5.116cm" svg:x="7.953cm" svg:y="1.4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7cm" svg:height="3.626cm" svg:x="1.429cm" svg:y="2.693cm">
          <text:p text:style-name="P2"><text:span text:style-name="T1">G</text:span></text:p>
          <text:p text:style-name="P2"><text:span text:style-name="T1">T</text:span></text:p>
          <text:p text:style-name="P2"><text:span text:style-name="T1">0</text:span></text:p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797cm" svg:height="1.225cm" svg:x="1.393cm" svg:y="6.75cm">
          <draw:text-box>
            <text:p text:style-name="P2"><text:span text:style-name="T2">RTOS</text:span></text:p>
            <text:p text:style-name="P2"><text:span text:style-name="T2">Task 1</text:span></text:p>
          </draw:text-box>
        </draw:frame>
        <draw:frame draw:style-name="gr3" draw:text-style-name="P4" draw:layer="layout" svg:width="1.797cm" svg:height="1.225cm" svg:x="3.494cm" svg:y="6.751cm">
          <draw:text-box>
            <text:p text:style-name="P2"><text:span text:style-name="T2">RTOS</text:span></text:p>
            <text:p text:style-name="P2"><text:span text:style-name="T2">Task 2</text:span></text:p>
          </draw:text-box>
        </draw:frame>
        <draw:frame draw:style-name="gr3" draw:text-style-name="P4" draw:layer="layout" svg:width="1.797cm" svg:height="1.225cm" svg:x="7.994cm" svg:y="6.751cm">
          <draw:text-box>
            <text:p text:style-name="P2"><text:span text:style-name="T2">RTOS</text:span></text:p>
            <text:p text:style-name="P2"><text:span text:style-name="T2">Task 4</text:span></text:p>
          </draw:text-box>
        </draw:frame>
        <draw:frame draw:style-name="gr3" draw:text-style-name="P4" draw:layer="layout" svg:width="1.797cm" svg:height="1.225cm" svg:x="5.694cm" svg:y="6.751cm">
          <draw:text-box>
            <text:p text:style-name="P2"><text:span text:style-name="T2">RTOS</text:span></text:p>
            <text:p text:style-name="P2"><text:span text:style-name="T2">Task 3</text:span></text:p>
          </draw:text-box>
        </draw:frame>
        <draw:custom-shape draw:style-name="gr2" draw:text-style-name="P3" draw:layer="layout" svg:width="0.47cm" svg:height="3.626cm" svg:x="2.029cm" svg:y="2.693cm">
          <text:p text:style-name="P2"><text:span text:style-name="T1">G</text:span></text:p>
          <text:p text:style-name="P2"><text:span text:style-name="T1">T</text:span></text:p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7cm" svg:height="3.626cm" svg:x="1.429cm" svg:y="2.693cm">
          <text:p text:style-name="P2"><text:span text:style-name="T1">G</text:span></text:p>
          <text:p text:style-name="P2"><text:span text:style-name="T1">T</text:span></text:p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7cm" svg:height="3.626cm" svg:x="2.629cm" svg:y="2.693cm">
          <text:p text:style-name="P2"><text:span text:style-name="T1">G</text:span></text:p>
          <text:p text:style-name="P2"><text:span text:style-name="T1">T</text:span></text:p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